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rc20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3782e5">1. 1.Shell脚本入门</text:a></text:p>
          <text:p text:style-name="Contents_20_1"><text:a xlink:type="simple" xlink:href="#org322e220">2. 2.Shell变量</text:a></text:p>
          <text:p text:style-name="Contents_20_1"><text:a xlink:type="simple" xlink:href="#org34208f2">3. 3.Shell内置命令</text:a></text:p>
          <text:p text:style-name="Contents_20_1"><text:a xlink:type="simple" xlink:href="#org251578d">4. 4.Shell运算符与执行运算命令</text:a></text:p>
          <text:p text:style-name="Contents_20_1"><text:a xlink:type="simple" xlink:href="#orgfa36a24">5. 5.Shell流程控制语句</text:a></text:p>
          <text:p text:style-name="Contents_20_1"><text:a xlink:type="simple" xlink:href="#orge0ba4a9">6. 6.Shell函数</text:a></text:p>
          <text:p text:style-name="Contents_20_1"><text:a xlink:type="simple" xlink:href="#orgd5f0dab">7. 7.Shell重定向</text:a></text:p>
          <text:p text:style-name="Contents_20_1"><text:a xlink:type="simple" xlink:href="#orgc0ea0da">8. 8.Shell工具(cut sed awk sort)</text:a></text:p>
          <text:p text:style-name="Contents_20_1"><text:a xlink:type="simple" xlink:href="#org8a739b3">9. 9.面试题</text:a></text:p>
        </text:index-body>
      </text:table-of-content>
      <text:p text:style-name="Text_20_body">#+title shell<text:span text:style-name="OrgSubscript">toturial</text:span>
</text:p>
      <text:h text:style-name="Heading_20_1" text:outline-level="1" text:is-list-header="false">
<text:bookmark-start text:name="OrgXref.org53782e5"/>
<text:bookmark text:name="org53782e5"/>1.Shell脚本入门
<text:bookmark-end text:name="OrgXref.org53782e5"/></text:h>
      <text:h text:style-name="Heading_20_1" text:outline-level="1" text:is-list-header="false">
<text:bookmark-start text:name="OrgXref.org322e220"/>
<text:bookmark text:name="org322e220"/>2.Shell变量
<text:bookmark-end text:name="OrgXref.org322e220"/></text:h>
      <text:h text:style-name="Heading_20_1" text:outline-level="1" text:is-list-header="false">
<text:bookmark-start text:name="OrgXref.org34208f2"/>
<text:bookmark text:name="org34208f2"/>3.Shell内置命令
<text:bookmark-end text:name="OrgXref.org34208f2"/></text:h>
      <text:h text:style-name="Heading_20_1" text:outline-level="1" text:is-list-header="false">
<text:bookmark-start text:name="OrgXref.org251578d"/>
<text:bookmark text:name="org251578d"/>4.Shell运算符与执行运算命令
<text:bookmark-end text:name="OrgXref.org251578d"/></text:h>
      <text:h text:style-name="Heading_20_1" text:outline-level="1" text:is-list-header="false">
<text:bookmark-start text:name="OrgXref.orgfa36a24"/>
<text:bookmark text:name="orgfa36a24"/>5.Shell流程控制语句
<text:bookmark-end text:name="OrgXref.orgfa36a24"/></text:h>
      <text:h text:style-name="Heading_20_1" text:outline-level="1" text:is-list-header="false">
<text:bookmark-start text:name="OrgXref.orge0ba4a9"/>
<text:bookmark text:name="orge0ba4a9"/>6.Shell函数
<text:bookmark-end text:name="OrgXref.orge0ba4a9"/></text:h>
      <text:h text:style-name="Heading_20_1" text:outline-level="1" text:is-list-header="false">
<text:bookmark-start text:name="OrgXref.orgd5f0dab"/>
<text:bookmark text:name="orgd5f0dab"/>7.Shell重定向
<text:bookmark-end text:name="OrgXref.orgd5f0dab"/></text:h>
      <text:h text:style-name="Heading_20_1" text:outline-level="1" text:is-list-header="false">
<text:bookmark-start text:name="OrgXref.orgc0ea0da"/>
<text:bookmark text:name="orgc0ea0da"/>8.Shell工具(cut sed awk sort)
<text:bookmark-end text:name="OrgXref.orgc0ea0da"/></text:h>
      <text:h text:style-name="Heading_20_1" text:outline-level="1" text:is-list-header="false">
<text:bookmark-start text:name="OrgXref.org8a739b3"/>
<text:bookmark text:name="org8a739b3"/>9.面试题
<text:bookmark-end text:name="OrgXref.org8a739b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rc20</dc:creator>
    <meta:initial-creator>mrc20</meta:initial-creator>
    <dc:date>2022-07-17T22:35:38</dc:date>
    <meta:creation-date>2022-07-17T22:35:38</meta:creation-date>
    <meta:generator>Emacs 28.1 (Org mode 9.5.2)</meta:generator>
    <meta:keyword/>
    <dc:subject/>
    <dc:title/>
  </office:meta>
</office:document-meta>
</file>